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</office:automatic-styles>
  <office:body>
    <office:text text:use-soft-page-breaks="true">
      <text:p text:style-name="P1">Пясъците На Времето</text:p>
      <text:p text:style-name="Normal"/>
      <text:p text:style-name="Normal"/>
      <text:p text:style-name="Normal">Винаги е било трудно да си далеч от родината си. Не е лесно да робуваш на някой друг. Не е лесно да си далеч от собствените си води.<text:s/></text:p>
      <text:p text:style-name="Normal"/>
      <text:p text:style-name="Normal">Да изпъкваш от тълпата, да те мразят, заради това което си. Усещането, че миналото се повтаря.</text:p>
      <text:p text:style-name="Normal"/>
      <text:p text:style-name="Normal">Броейки всяка изминаваща минута, чакайки нещо ново да се появи от нищото. Избягвайки тъмнината и нейните изгнаници. Давайки смисъл на живота. Покоряване на злото, научаване на доброто, протягайки ръката за прошка.<text:s/></text:p>
      <text:p text:style-name="Normal"/>
      <text:p text:style-name="Normal">Чувайки смеха, омразите и лъжите, които живеят дълбоко в народа. Третиран като животно, което е там само да угажда на другите и нищо друго. Хората изглеждат като невинни цветя, но под тях се крие змията чакайки да те хване.</text:p>
      <text:p text:style-name="Normal"/>
      <text:p text:style-name="Normal">Нищо добро не излиза докато лежиш през нощта и броиш пясъците на времето, докато те продължават да падат и падат, чакайки да стигнат дъното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ks boboychev</dc:creator>
    <meta:creation-date>2023-05-20T18:24:00Z</meta:creation-date>
    <dc:date>2023-10-25T09:42:00Z</dc:date>
    <meta:template xlink:href="Normal.dotm" xlink:type="simple"/>
    <meta:editing-cycles>12</meta:editing-cycles>
    <meta:editing-duration>PT120S</meta:editing-duration>
    <meta:document-statistic meta:page-count="1" meta:paragraph-count="1" meta:word-count="124" meta:character-count="834" meta:row-count="5" meta:non-whitespace-character-count="711"/>
  </office:meta>
</office:document-meta>
</file>